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bas</text:p>
          </table:table-cell>
          <table:table-cell office:value-type="string" calcext:value-type="string">
            <text:p>shaut</text:p>
          </table:table-cell>
          <table:table-cell office:value-type="string" calcext:value-type="string">
            <text:p>caracte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cine carré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uissanc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÷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in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7" calcext:value-type="float">
            <text:p>27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osinu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angent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6" calcext:value-type="float">
            <text:p>42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3" calcext:value-type="float">
            <text:p>52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6" calcext:value-type="float">
            <text:p>56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2" calcext:value-type="float">
            <text:p>60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6" calcext:value-type="float">
            <text:p>64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71" calcext:value-type="float">
            <text:p>67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12" calcext:value-type="float">
            <text:p>71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7" calcext:value-type="float">
            <text:p>73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8" calcext:value-type="float">
            <text:p>75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2" calcext:value-type="float">
            <text:p>79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23" calcext:value-type="float">
            <text:p>823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9" calcext:value-type="float">
            <text:p>849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75" calcext:value-type="float">
            <text:p>875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98" calcext:value-type="float">
            <text:p>89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8" calcext:value-type="float">
            <text:p>918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5" calcext:value-type="float">
            <text:p>935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47" calcext:value-type="float">
            <text:p>947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57" calcext:value-type="float">
            <text:p>957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77" calcext:value-type="float">
            <text:p>977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6" calcext:value-type="float">
            <text:p>98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5" calcext:value-type="float">
            <text:p>1005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4:40:49.4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5-18T14:42:14.370000000</dc:date>
    <meta:editing-duration>PT11M41S</meta:editing-duration>
    <meta:editing-cycles>3</meta:editing-cycles>
    <meta:document-statistic meta:table-count="1" meta:cell-count="192" meta:object-count="0"/>
    <meta:user-defined meta:name="sheets-banding"/>
    <meta:user-defined meta:name="sheets-original-selection"/>
  </office:meta>
</office:document-meta>
</file>